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9d5de" officeooo:paragraph-rsid="0019d5de"/>
    </style:style>
    <style:style style:name="P2" style:family="paragraph" style:parent-style-name="Text_20_body">
      <style:text-properties officeooo:rsid="001fd64a" officeooo:paragraph-rsid="0019d5de"/>
    </style:style>
    <style:style style:name="P3" style:family="paragraph" style:parent-style-name="Heading_20_1">
      <style:text-properties officeooo:rsid="001fd742" officeooo:paragraph-rsid="001fd742"/>
    </style:style>
    <style:style style:name="P4" style:family="paragraph" style:parent-style-name="Text_20_body" style:list-style-name="L1">
      <style:text-properties officeooo:paragraph-rsid="001fd742"/>
    </style:style>
    <style:style style:name="P5" style:family="paragraph" style:parent-style-name="Text_20_body" style:list-style-name="L2">
      <style:text-properties officeooo:rsid="001fd742" officeooo:paragraph-rsid="001fd742"/>
    </style:style>
    <style:style style:name="P6" style:family="paragraph" style:parent-style-name="Text_20_body">
      <style:text-properties officeooo:rsid="001fd742" officeooo:paragraph-rsid="001fd74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</text:h>
      <text:p text:style-name="P2"/>
      <text:h text:style-name="P3" text:outline-level="1">Log</text:h>
      <text:list text:style-name="L1">
        <text:list-item>
          <text:p text:style-name="P4">M3 Reference Caliper v6</text:p>
        </text:list-item>
      </text:list>
      <text:list text:style-name="L2">
        <text:list-item>
          <text:list>
            <text:list-item>
              <text:p text:style-name="P5">Ho aggiunto M3</text:p>
            </text:list-item>
            <text:list-item>
              <text:p text:style-name="P5">Caratteri alti 5 mm e bold</text:p>
            </text:list-item>
            <text:list-item>
              <text:p text:style-name="P5">Profondità caratteri 0.3</text:p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02T23:00:37.870000000</dc:date>
    <meta:editing-duration>PT1H39M26S</meta:editing-duration>
    <meta:editing-cycles>9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6" meta:word-count="23" meta:character-count="106" meta:non-whitespace-character-count="93"/>
  </office:meta>
</office:document-meta>
</file>